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2-27T20:40:15.93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3 tests executed; 9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16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9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1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AccumulatingTests.rsc|(931,145,&lt;32,0&gt;,&lt;35,1&gt;): FALSE java.lang.ArrayIndexOutOfBoundsException: 8191; function: <text:s/>☞ escapingClosureAppendToDevNull({}); instruction: RESETLOC 8191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6271,75,&lt;113,0&gt;,&lt;113,75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6041,101,&lt;109,0&gt;,&lt;109,101&gt;): FALSE java.lang.ClassCastException: org.eclipse.imp.pdb.facts.impl.AnnotatedNodeFacade cannot be cast to org.eclipse.imp.pdb.facts.IConstructor; function: <text:s/>☞ lexicalListEnum2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5927,113,&lt;108,0&gt;,&lt;108,113&gt;): FALSE java.lang.ClassCastException: org.eclipse.imp.pdb.facts.impl.AnnotatedNodeFacade cannot be cast to org.eclipse.imp.pdb.facts.IConstructor; function: <text:s/>☞ lexicalListEnum1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5825,100,&lt;106,0&gt;,&lt;106,100&gt;): FALSE java.lang.ClassCastException: org.eclipse.imp.pdb.facts.impl.AnnotatedNodeFacade cannot be cast to org.eclipse.imp.pdb.facts.IConstructor; function: <text:s/>☞ concreteListEnum6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5752,72,&lt;105,0&gt;,&lt;105,72&gt;): FALSE java.lang.ClassCastException: org.eclipse.imp.pdb.facts.impl.AnnotatedNodeFacade cannot be cast to org.eclipse.imp.pdb.facts.IConstructor; function: <text:s/>☞ concreteListEnum5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5683,68,&lt;104,0&gt;,&lt;104,68&gt;): FALSE java.lang.ClassCastException: org.eclipse.imp.pdb.facts.impl.AnnotatedNodeFacade cannot be cast to org.eclipse.imp.pdb.facts.IConstructor; function: <text:s/>☞ concreteListEnum4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5586,96,&lt;103,0&gt;,&lt;103,96&gt;): FALSE java.lang.ClassCastException: org.eclipse.imp.pdb.facts.impl.AnnotatedNodeFacade cannot be cast to org.eclipse.imp.pdb.facts.IConstructor; function: <text:s/>☞ concreteListEnum3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5513,72,&lt;102,0&gt;,&lt;102,72&gt;): FALSE java.lang.ClassCastException: org.eclipse.imp.pdb.facts.impl.AnnotatedNodeFacade cannot be cast to org.eclipse.imp.pdb.facts.IConstructor; function: <text:s/>☞ concreteListEnum2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5444,68,&lt;101,0&gt;,&lt;101,68&gt;): FALSE java.lang.ClassCastException: org.eclipse.imp.pdb.facts.impl.AnnotatedNodeFacade cannot be cast to org.eclipse.imp.pdb.facts.IConstructor; function: <text:s/>☞ concreteListEnum1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3170,58,&lt;61,0&gt;,&lt;61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3111,58,&lt;60,0&gt;,&lt;60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3053,57,&lt;59,0&gt;,&lt;59,5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2998,54,&lt;58,0&gt;,&lt;58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2946,50,&lt;56,0&gt;,&lt;56,50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2495,242,&lt;41,0&gt;,&lt;41,242&gt;): FALSE java.lang.ArrayIndexOutOfBoundsException: 10 &gt;= the current size of the list (9); function: <text:s/>☞ SKIP_OPTIONAL_SEPARATOR([appl(prod(sort("Stat"),[lex("Identifier..., 9, 1, lit(";"), 4); instruction: SUBSCRIPTLIST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2265,229,&lt;40,0&gt;,&lt;40,22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2057,207,&lt;39,0&gt;,&lt;39,20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1849,207,&lt;38,0&gt;,&lt;38,20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1642,206,&lt;37,0&gt;,&lt;37,206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1082,112,&lt;32,0&gt;,&lt;32,11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742,62,&lt;29,0&gt;,&lt;29,6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616,60,&lt;25,0&gt;,&lt;25,60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555,60,&lt;24,0&gt;,&lt;24,60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496,58,&lt;23,0&gt;,&lt;23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(441,54,&lt;22,0&gt;,&lt;22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642,108,&lt;260,0&gt;,&lt;260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tching.rsc|(2801,68,&lt;114,0&gt;,&lt;114,68&gt;): FALSE java.lang.ArrayIndexOutOfBoundsException: 0; function: <text:s/>☞ dispatchTest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1133162675r1985485401,"",()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Sets.rsc|(2577,121,&lt;84,0&gt;,&lt;84,121&gt;): FALSE java.lang.ArrayIndexOutOfBoundsException; function: <text:s/>☞ group({68383925,61607368}, org.rascalmpl.library.experiments.Compil..., {}); instruction: RESETLOC 8191test fails for arguments: {68383925,61607368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Sets.rsc|(2490,86,&lt;83,0&gt;,&lt;83,86&gt;): FALSE java.lang.ArrayIndexOutOfBoundsException; function: <text:s/>☞ group({1451058610}, org.rascalmpl.library.experiments.Compil..., {}); instruction: RESETLOC 8191test fails for arguments: {1451058610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630,85,&lt;17,0&gt;,&lt;17,85&gt;): FALSE java.lang.ClassCastException: org.eclipse.imp.pdb.facts.impl.AnnotatedNodeFacade cannot be cast to org.eclipse.imp.pdb.facts.IConstructor; function: <text:s/>☞ ENUM_NODE(appl(regular(\iter-star(sort("LispExp"))..., ref[@2109470072:4 =&gt; null]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70,59,&lt;16,0&gt;,&lt;16,5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11,58,&lt;15,0&gt;,&lt;15,58&gt;): FALSE IllegalArgument(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3080,149,&lt;71,0&gt;,&lt;71,149&gt;): FALSE java.lang.ArrayIndexOutOfBoundsException; function: <text:s/>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949,129,&lt;69,0&gt;,&lt;69,129&gt;): FALSE java.lang.ArrayIndexOutOfBoundsException; function: <text:s/>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806,141,&lt;67,0&gt;,&lt;67,141&gt;): FALSE java.lang.ArrayIndexOutOfBoundsException; function: <text:s/>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679,125,&lt;65,0&gt;,&lt;65,125&gt;): FALSE java.lang.ArrayIndexOutOfBoundsException; function: <text:s/>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(1040,143,&lt;19,0&gt;,&lt;19,14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(930,109,&lt;18,0&gt;,&lt;18,10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UMMARY: 4550 tests executed; 58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AccumulatingTests.rsc|: java.lang.ArrayIndexOutOfBoundsException: 8191; function: <text:s/>☞ escapingClosureAppendToDevNull({}); instruction: RESETLOC 8191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<text:s/>☞ lexicalListEnum2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<text:s/>☞ lexicalListEnum1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<text:s/>☞ concreteListEnum6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<text:s/>☞ concreteListEnum5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<text:s/>☞ concreteListEnum4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<text:s/>☞ concreteListEnum3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<text:s/>☞ concreteListEnum2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: java.lang.ClassCastException: org.eclipse.imp.pdb.facts.impl.AnnotatedNodeFacade cannot be cast to org.eclipse.imp.pdb.facts.IConstructor; function: <text:s/>☞ concreteListEnum1({}); instruction: STORE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2.rsc|: java.lang.ArrayIndexOutOfBoundsException: 10 &gt;= the current size of the list (9); function: <text:s/>☞ SKIP_OPTIONAL_SEPARATOR([appl(prod(sort("Stat"),[lex("Identifier..., 9, 1, lit(";"), 4); instruction: SUBSCRIPTLIST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Scope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atching.rsc|: java.lang.ArrayIndexOutOfBoundsException: 0; function: <text:s/>☞ dispatchTest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ClassCastException: org.eclipse.imp.pdb.facts.impl.AnnotatedNodeFacade cannot be cast to org.eclipse.imp.pdb.facts.IConstructor; function: <text:s/>☞ ENUM_NODE(appl(regular(\iter-star(sort("LispExp"))..., ref[@2109470072:4 =&gt; null]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IllegalArgument(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<text:s/>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<text:s/>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<text:s/>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<text:s/>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9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6"/>
        <table:table-column table:style-name="co1" table:number-columns-repeated="1023" table:default-cell-style-name="ce6"/>
        <table:table-row table:style-name="ro1">
          <table:table-cell table:style-name="ce7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9" table:default-cell-style-name="ce14"/>
        <table:table-row table:style-name="ro1">
          <table:table-cell table:style-name="ce8" office:value-type="string" calcext:value-type="string">
            <text:p>Status of source code of all tests</text:p>
          </table:table-cell>
          <table:table-cell table:style-name="ce15" office:value-type="string" calcext:value-type="string">
            <text:p>TC= type checker</text:p>
          </table:table-cell>
          <table:table-cell table:style-name="ce15" office:value-type="string" calcext:value-type="string">
            <text:p>CMP=compiler</text:p>
          </table:table-cell>
          <table:table-cell table:style-name="ce15" office:value-type="string" calcext:value-type="string">
            <text:p><text:span text:style-name="T1">TCTests</text:span></text:p>
          </table:table-cell>
          <table:table-cell table:style-name="ce17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9" office:value-type="string" calcext:value-type="string">
            <text:p>Used during clean-up of tests, this has been completed</text:p>
          </table:table-cell>
          <table:table-cell table:style-name="ce16" table:number-columns-repeated="3"/>
          <table:table-cell table:style-name="ce21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10" office:value-type="string" calcext:value-type="string">
            <text:p>Goal: no commented out tests; good formatting</text:p>
          </table:table-cell>
          <table:table-cell table:style-name="ce17" table:number-columns-repeated="1023"/>
        </table:table-row>
        <table:table-row table:style-name="ro1">
          <table:table-cell table:style-name="ce11"/>
          <table:table-cell table:style-name="ce17" table:number-columns-repeated="1023"/>
        </table:table-row>
        <table:table-row table:style-name="ro1">
          <table:table-cell table:style-name="ce10" office:value-type="string" calcext:value-type="string">
            <text:p>Green only means: clean-up done</text:p>
          </table:table-cell>
          <table:table-cell table:style-name="ce15" table:number-columns-repeated="1023"/>
        </table:table-row>
        <table:table-row table:style-name="ro1">
          <table:table-cell table:style-name="ce10" office:value-type="string" calcext:value-type="string">
            <text:p>but may contain TODOs and tests may fail</text:p>
          </table:table-cell>
          <table:table-cell table:style-name="ce15" table:number-columns-repeated="1023"/>
        </table:table-row>
        <table:table-row table:style-name="ro1">
          <table:table-cell table:style-name="ce8"/>
          <table:table-cell table:style-name="ce17" table:number-columns-repeated="1023"/>
        </table:table-row>
        <table:table-row table:style-name="ro1">
          <table:table-cell table:style-name="ce11" office:value-type="string" calcext:value-type="string">
            <text:p>Runtime test</text:p>
          </table:table-cell>
          <table:table-cell table:style-name="ce17" office:value-type="string" calcext:value-type="string">
            <text:p>Clean up done?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Static test exists?</text:p>
          </table:table-cell>
          <table:table-cell table:style-name="ce17" office:value-type="string" calcext:value-type="string">
            <text:p>Clean up done?</text:p>
          </table:table-cell>
          <table:table-cell table:style-name="ce17" table:number-columns-repeated="1019"/>
        </table:table-row>
        <table:table-row table:style-name="ro1">
          <table:table-cell table:style-name="ce7"/>
          <table:table-cell table:style-name="ce18" office:value-type="string" calcext:value-type="string">
            <text:p>(!= all tests pass)</text:p>
          </table:table-cell>
          <table:table-cell table:style-name="ce18" table:number-columns-repeated="2"/>
          <table:table-cell table:style-name="ce18" office:value-type="string" calcext:value-type="string">
            <text:p>(!= all tests pass)</text:p>
          </table:table-cell>
          <table:table-cell table:style-name="ce18"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unctionality/Accumulating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lias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nnotation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ssign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all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mprehens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ncretePatternTests1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oncretePatternTests2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Data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ataTypeTests.rsc</text:p>
          </table:table-cell>
          <table:table-cell table:style-name="ce19"/>
          <table:table-cell office:value-type="string" calcext:value-type="string">
            <text:p><text:s/>INTERSECT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FunctionCompositionTests.rsc</text:p>
          </table:table-cell>
          <table:table-cell table:style-name="ce19"/>
          <table:table-cell/>
          <table:table-cell table:style-name="ce19"/>
          <table:table-cell table:number-columns-repeated="1020"/>
        </table:table-row>
        <table:table-row table:style-name="ro1">
          <table:table-cell table:style-name="ce12" office:value-type="string" calcext:value-type="string">
            <text:p>functionality/Patter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PatternTestsList3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atternTestsDescendant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rojec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Range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duc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gExp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cope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tate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ubscrip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Visi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Boolea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Equality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nteger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O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p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tching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Nod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e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olvedIssu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Tupl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Boolea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Grap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Integ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ListTests.rsc</text:p>
          </table:table-cell>
          <table:table-cell table:style-name="ce19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library/Map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Mat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Numb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Relatio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et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tringTests.rsc</text:p>
          </table:table-cell>
          <table:table-cell table:style-name="ce19"/>
          <table:table-cell table:number-columns-repeated="1022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 style:data-style-name="N2" text:time-value="15:19:04.2489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2-28T00:51:55.875772000</dc:date>
    <meta:editing-duration>P35DT20H26M31S</meta:editing-duration>
    <meta:editing-cycles>134</meta:editing-cycles>
    <meta:generator>LibreOffice/4.3.3.2$MacOSX_X86_64 LibreOffice_project/9bb7eadab57b6755b1265afa86e04bf45fbfc644</meta:generator>
    <meta:document-statistic meta:table-count="5" meta:cell-count="508" meta:object-count="0"/>
  </office:meta>
</office:document-meta>
</file>